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Text_20_body">
      <style:text-properties officeooo:paragraph-rsid="000114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Guillaume Cholet </text:p>
      <text:p text:style-name="P1">Âge: 35 ans </text:p>
      <text:p text:style-name="P1">Profession: Co-propriétaire de la boutique de fleurs Lafleur</text:p>
      <text:p text:style-name="P1">Intérêts: La photographie, la nature, les fleurs, la cuisine, l'écologie</text:p>
      <text:p text:style-name="Text_20_body">Guillaume est un photographe passionné et talentueux, qui adore capturer la beauté de la nature qui l'entoure. Il est co-propriétaire de la boutique de fleurs Lafleur, avec sa femme Sabine. Il est souvent occupé à prendre des photos pour leur boutique en ligne et leur blog, et il est également très impliqué dans la sélection des fleurs qu'ils vendent.</text:p>
      <text:p text:style-name="Text_20_body">Guillaume et Sabine ont une approche responsable de leur métier, en choisissant soigneusement les fournisseurs locaux et en veillant à la durabilité de leurs pratiques de culture. Ils prennent également en compte l'impact écologique de leur activité et cherchent à minimiser leur empreinte carbone en utilisant des pratiques durables, comme la récupération de l'eau de pluie pour arroser les plantes.</text:p>
      <text:p text:style-name="Text_20_body">Cette année, la sécheresse hivernale a été particulièrement difficile pour leur entreprise, mais Guillaume et Sabine ont réussi à s'adapter en utilisant des techniques d'irrigation innovantes pour économiser l'eau tout en maintenant la qualité de leurs fleurs.</text:p>
      <text:p text:style-name="Text_20_body">En plus de la photographie, Guillaume est également passionné par la cuisine. Il aime utiliser des ingrédients frais et locaux pour créer des plats délicieux et sains. Il croit que la nature nous offre des ressources incroyables, et il est déterminé à les utiliser de manière responsable.</text:p>
      <text:p text:style-name="Text_20_body">Dans son blog, Guillaume souhaite partager son amour pour la nature, la photographie, la cuisine et l'écologie avec les autres. Il espère inspirer les gens à apprécier la beauté naturelle de leur environnement, à prendre soin de la planète et à utiliser des ingrédients locaux et frais pour créer des plats délicieux.</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1T12:42:44.503000000</meta:creation-date>
    <dc:date>2023-04-01T12:43:40.245000000</dc:date>
    <meta:editing-duration>PT56S</meta:editing-duration>
    <meta:editing-cycles>1</meta:editing-cycles>
    <meta:document-statistic meta:table-count="0" meta:image-count="0" meta:object-count="0" meta:page-count="1" meta:paragraph-count="9" meta:word-count="279" meta:character-count="1784" meta:non-whitespace-character-count="1512"/>
    <meta:generator>LibreOffice/7.4.3.2$Windows_X86_64 LibreOffice_project/1048a8393ae2eeec98dff31b5c133c5f1d08b890</meta:generator>
  </office:meta>
</office:document-meta>
</file>